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C00000262FCC3E2F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paragraph-rsid="000d74b0" style:font-size-asian="14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bold" officeooo:paragraph-rsid="000d74b0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paragraph-rsid="000d74b0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60444" text:style-name="L1">
        <text:list-item>
          <text:p text:style-name="P3">Use Case Diagram Eventi</text:p>
          <text:p text:style-name="P2"/>
          <text:p text:style-name="P1">Gestione degli eventi e interazione con essi</text:p>
        </text:list-item>
        <text:list-item>
          <text:p text:style-name="P1"><draw:frame draw:style-name="fr1" draw:name="immagini2" text:anchor-type="paragraph" svg:width="16.999cm" svg:height="14.266cm" draw:z-index="0"><draw:image xlink:href="Pictures/100000000000030C00000262FCC3E2F6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6:14.76</meta:creation-date>
    <dc:date>2012-11-19T23:07:04.76</dc:date>
    <meta:editing-duration>P0D</meta:editing-duration>
    <meta:editing-cycles>1</meta:editing-cycles>
    <meta:document-statistic meta:table-count="0" meta:image-count="1" meta:object-count="0" meta:page-count="1" meta:paragraph-count="2" meta:word-count="13" meta:character-count="69" meta:non-whitespace-character-count="60"/>
    <meta:generator>LibreOffice/3.6$Windows_x86 LibreOffice_project/da8c1e6-fd468f4-454e206-f42a4a9-143cfd</meta:generator>
  </office:meta>
</office:document-meta>
</file>